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7.853cm"/>
    </style:style>
    <style:style style:name="co7" style:family="table-column">
      <style:table-column-properties fo:break-before="auto" style:column-width="14.429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3" style:family="table-cell" style:parent-style-name="Default" style:data-style-name="N37"/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share</text:p>
          </table:table-cell>
          <table:table-cell office:value-type="string">
            <text:p>click on share it should show the list in message (Iphone)</text:p>
          </table:table-cell>
          <table:table-cell/>
          <table:table-cell office:value-type="string">
            <text:p>Fail</text:p>
          </table:table-cell>
          <table:table-cell table:style-name="ce3" office:value-type="date" office:date-value="2013-07-31">
            <text:p>31/07/1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st</text:p>
          </table:table-cell>
          <table:table-cell table:style-name="ce2" office:value-type="string">
            <text:p>List overview</text:p>
          </table:table-cell>
          <table:table-cell office:value-type="string">
            <text:p>click on list overview </text:p>
            <text:p>Click on back </text:p>
            <text:p>Click on new list </text:p>
            <text:p>Deleting all list </text:p>
          </table:table-cell>
          <table:table-cell office:value-type="string">
            <text:p>1.Delete all list and going back to list </text:p>
            <text:p>2.When there is already a list which is not used by the user</text:p>
            <text:p>and trying to create another </text:p>
            <text:p>3.Trying to create more than two list for non subscribed user</text:p>
            <text:p>4.Checking the names in the list Whether it showing </text:p>
            <text:p>active items or not.</text:p>
            <text:p/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ist</text:p>
          </table:table-cell>
          <table:table-cell office:value-type="string">
            <text:p>Adding item</text:p>
          </table:table-cell>
          <table:table-cell office:value-type="string">
            <text:p>Add a new item </text:p>
            <text:p>Add a existing item</text:p>
            <text:p>Add a nutrition item</text:p>
            <text:p/>
          </table:table-cell>
          <table:table-cell office:value-type="string">
            <text:p>1.Add a new item without quantity ang without selecting the category</text:p>
            <text:p>2.Add a item with quantity and category</text:p>
            <text:p>3.Add a user item from useritems overview</text:p>
            <text:p>4.Increase the quanitiy from list and by adding from user item overview</text:p>
            <text:p>5.Adding nutrition item from nutrition db and increasing the </text:p>
            <text:p>quantity from nutritional facts</text:p>
            <text:p>6.When adding a item it should show back button which allows users to</text:p>
            <text:p><text:s/>Go back to list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st</text:p>
          </table:table-cell>
          <table:table-cell office:value-type="string">
            <text:p>useritem overview icon</text:p>
          </table:table-cell>
          <table:table-cell office:value-type="string">
            <text:p>click on user item overview</text:p>
          </table:table-cell>
          <table:table-cell office:value-type="string">
            <text:p>1.Add a new item without quantity ang without selecting the category </text:p>
            <text:p>2.Add a item with quantity and category</text:p>
            <text:p><text:s/>3.Add a user item from useritems overview </text:p>
            <text:p>4.Increase the quanitiy from list and by adding from user item overview </text:p>
            <text:p>5.Adding nutrition item from nutrition db and increasing the <text:s/>quantity from nutritional facts </text:p>
            <text:p>6.When adding a item it should show back button which allows users to <text:s/>Go back to list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ist</text:p>
          </table:table-cell>
          <table:table-cell office:value-type="string">
            <text:p>items in list</text:p>
          </table:table-cell>
          <table:table-cell office:value-type="string">
            <text:p>Click on list for long time </text:p>
            <text:p>Tap a item</text:p>
          </table:table-cell>
          <table:table-cell office:value-type="string">
            <text:p>1.When clicked long time it will go to edit mode</text:p>
            <text:p>2.By tapping a item it will go to bought list</text:p>
            <text:p>3.When tap item from bought list it will come to shopping list</text:p>
            <text:p>4.Check on the app icon number of active items added 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trition tabl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trition table</text:p>
          </table:table-cell>
          <table:table-cell office:value-type="string">
            <text:p>Search</text:p>
          </table:table-cell>
          <table:table-cell office:value-type="string">
            <text:p>search a item -&gt;it should go to item detail page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trition table</text:p>
          </table:table-cell>
          <table:table-cell table:number-columns-repeated="7"/>
        </table:table-row>
        <table:table-row table:style-name="ro1" table:number-rows-repeated="33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jkljdlkfdlkfj;dkjfldsjflkjfldkjfkldjfkldjfkldsjlfkjdfjkdj</text:p>
          </table:table-cell>
          <table:table-cell table:number-columns-repeated="4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9:3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9:36:45.99</dc:date>
    <meta:editing-duration>PT4H21M22S</meta:editing-duration>
    <meta:editing-cycles>20</meta:editing-cycles>
    <meta:generator>OpenOffice.org/3.4$Win32 OpenOffice.org_project/340m1$Build-9590</meta:generator>
    <meta:document-statistic meta:table-count="3" meta:cell-count="47" meta:object-count="0"/>
  </office:meta>
</office:document-meta>
</file>